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FreeMono" svg:font-family="FreeMono"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Header">
      <style:text-properties officeooo:paragraph-rsid="00269968"/>
    </style:style>
    <style:style style:name="P2" style:family="paragraph" style:parent-style-name="Subtitle">
      <style:text-properties officeooo:rsid="001f4e9b" officeooo:paragraph-rsid="001f4e9b"/>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Title">
      <style:text-properties fo:language="de" fo:country="DE" officeooo:rsid="001f4e9b" officeooo:paragraph-rsid="001f4e9b"/>
    </style:style>
    <style:style style:name="P5" style:family="paragraph" style:parent-style-name="Subtitle">
      <style:text-properties fo:language="de" fo:country="DE" officeooo:rsid="001f4e9b" officeooo:paragraph-rsid="00269968"/>
    </style:style>
    <style:style style:name="P6" style:family="paragraph" style:parent-style-name="Text_20_body">
      <style:text-properties fo:language="de" fo:country="DE" officeooo:rsid="00269968" officeooo:paragraph-rsid="00269968"/>
    </style:style>
    <style:style style:name="P7" style:family="paragraph" style:parent-style-name="Text_20_body">
      <style:text-properties fo:language="de" fo:country="DE" officeooo:rsid="00275e0c" officeooo:paragraph-rsid="00275e0c"/>
    </style:style>
    <style:style style:name="P8" style:family="paragraph" style:parent-style-name="Standard">
      <style:text-properties officeooo:rsid="00269968" officeooo:paragraph-rsid="00269968"/>
    </style:style>
    <style:style style:name="P9" style:family="paragraph" style:parent-style-name="Standard">
      <loext:graphic-properties draw:fill="solid" draw:fill-color="#1e1f22"/>
      <style:paragraph-properties fo:background-color="#1e1f22" fo:padding="0in" fo:border="none" style:shadow="none"/>
      <style:text-properties officeooo:rsid="00269968" officeooo:paragraph-rsid="00269968"/>
    </style:style>
    <style:style style:name="P10" style:family="paragraph" style:parent-style-name="Heading_20_1">
      <style:text-properties fo:language="de" fo:country="DE"/>
    </style:style>
    <style:style style:name="T1" style:family="text">
      <style:text-properties officeooo:rsid="00269968"/>
    </style:style>
    <style:style style:name="T2" style:family="text">
      <style:text-properties officeooo:rsid="001fbed0"/>
    </style:style>
    <style:style style:name="T3" style:family="text">
      <style:text-properties fo:color="#cf8e6d" loext:opacity="100%" style:font-name="Free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4" style:family="text">
      <style:text-properties fo:color="#bcbec4" loext:opacity="100%" style:font-name="Free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5" style:family="text">
      <style:text-properties fo:color="#b200b2" loext:opacity="100%" style:font-name="Free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6" style:family="text">
      <style:text-properties fo:color="#94558d" loext:opacity="100%" style:font-name="Free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7" style:family="text">
      <style:text-properties fo:color="#8888c6" loext:opacity="100%" style:font-name="Free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8" style:family="text">
      <style:text-properties fo:color="#56a8f5" loext:opacity="100%" style:font-name="Free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9" style:family="text">
      <style:text-properties fo:color="#6aab73" loext:opacity="100%" style:font-name="Free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10" style:family="text">
      <style:text-properties fo:color="#6aab73" loext:opacity="100%" style:font-name="FreeMono" fo:font-size="10pt" fo:language="zxx" fo:country="none" fo:font-style="normal" fo:font-weight="normal" fo:background-color="#293c40" loext:char-shading-value="0" style:font-size-asian="10pt" style:language-asian="zxx" style:country-asian="none" style:font-style-asian="normal" style:font-weight-asian="normal" style:language-complex="zxx" style:country-complex="none"/>
    </style:style>
    <style:style style:name="T11" style:family="text">
      <style:text-properties fo:color="#2aacb8" loext:opacity="100%" style:font-name="Free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T12" style:family="text">
      <style:text-properties fo:language="de" fo:country="DE"/>
    </style:style>
    <style:style style:name="T13" style:family="text">
      <style:text-properties style:font-name="FreeMono" fo:language="zxx" fo:country="none" style:language-asian="zxx" style:country-asian="none" style:language-complex="zxx" style:country-complex="none"/>
    </style:style>
    <style:style style:name="T14" style:family="text">
      <style:text-properties officeooo:rsid="0029c7d3"/>
    </style:style>
    <style:style style:name="T15" style:family="text">
      <style:text-properties officeooo:rsid="002a7df1"/>
    </style:style>
    <style:style style:name="Sect1" style:family="section">
      <style:section-properties style:editable="false">
        <style:columns fo:column-count="1" fo:column-gap="0in"/>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reference-mark-start text:name="Aufgabe"/>Aufgabe <text:span text:style-name="T14">5</text:span>: <text:span text:style-name="T1">Stadtführung</text:span><text:reference-mark-end text:name="Aufgabe"/></text:p>
      <text:p text:style-name="P5"><text:span text:style-name="T1">Team</text:span>-ID: <text:span text:style-name="T1">00879</text:span></text:p>
      <text:p text:style-name="P2"><text:span text:style-name="T12">Bearbeiter/-in dieser Aufgabe:</text:span><text:line-break/><text:span text:style-name="T1">Karl Zschiebsch</text:span></text:p>
      <text:p text:style-name="P2"><text:date style:data-style-name="N46" text:date-value="2023-11-16T10:13:34.428147417" text:fixed="true">16. November 2023</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3"><text:a xlink:type="simple" xlink:href="#__RefHeading___Toc2232_4178761632" text:style-name="Index_20_Link" text:visited-style-name="Index_20_Link">Lösungsidee<text:tab/>1</text:a></text:p>
          <text:p text:style-name="P3"><text:a xlink:type="simple" xlink:href="#__RefHeading___Toc2234_4178761632" text:style-name="Index_20_Link" text:visited-style-name="Index_20_Link">Umsetzung<text:tab/>1</text:a></text:p>
          <text:p text:style-name="P3"><text:a xlink:type="simple" xlink:href="#__RefHeading___Toc2236_4178761632" text:style-name="Index_20_Link" text:visited-style-name="Index_20_Link">Beispiele<text:tab/>2</text:a></text:p>
          <text:p text:style-name="P3"><text:a xlink:type="simple" xlink:href="#__RefHeading___Toc2238_4178761632" text:style-name="Index_20_Link" text:visited-style-name="Index_20_Link">Quellcode<text:tab/>2</text:a></text:p>
        </text:index-body>
      </text:table-of-content>
      <text:h text:style-name="P10" text:outline-level="1" text:is-list-header="true"><text:bookmark-start text:name="__RefHeading___Toc2232_4178761632"/>Lösungsidee<text:bookmark-end text:name="__RefHeading___Toc2232_4178761632"/></text:h>
      <text:p text:style-name="P6">Ziel ist, die Tourlänge zu kürzen und dabei essentielle Tourpunkte zu behalten und gleichzeitig die Tour streng chronologisch zu belassen. Für die Lösung dieses Problems nehme ich dadurch an, dass die Anzahl der Tourpunkte nicht zwingend aufs Minimum reduziert werden muss, sondern nur die Länge der Tour optimiert werden soll.</text:p>
      <text:p text:style-name="P6">Statt die Tour als ganzes zu optimieren, wird die Tour in Teilsequenzen unterteilt. Eine Teilsequenz wird darüber definiert, dass sie immer mit mindestens einem essentiellen Tourpunkt beginnt oder endet. Dies liegt daran, dass essentielle Tourpunkte nicht weggestrichen werden können und es somit nicht Sinnvoll ist, diese zu optimieren.</text:p>
      <text:p text:style-name="P7">Zu Beginn wird der optimale Start- und Endpunkt gewählt. Falls in der ersten oder letzten Sequenz sich jedoch nur ein einziges Element befindet, wird dieser Schritt übersprungen, da bereits der optimale Start- oder Endpunkt vorhanden ist. Ansonsten werden zuerst alle Paare bestimmt, wo der Ort sowohl in der ersten als auch in der letzten Sequenz vorkommt. Die Distanz zwischen all diesen Orten wird bestimmt. Das Paar, wo die Differenz der Tourlänge bis zu diesem Punkt am geringsten ist, ist der optimale Start- und Endpunkt. Alle Tourpunkte, die vor dem neuen Startpunkt bzw. nach dem neuen Endpunkt liegen, werden umgehend entfernt.</text:p>
      <text:p text:style-name="P7">Danach werden alle einzelnen Sequenzen optimiert. Dafür wird <text:span text:style-name="T15">untersucht, ob es für jeden Ort einen anderen gibt, der unmittelbar an diesen angrenzt. Ist dies der Fall, werden alle Orte dazwischen aus der Tour entfernt.</text:span></text:p>
      <text:h text:style-name="P10" text:outline-level="1"><text:bookmark-start text:name="__RefHeading___Toc2234_4178761632"/><text:soft-page-break/>Umsetzung<text:bookmark-end text:name="__RefHeading___Toc2234_4178761632"/></text:h>
      <text:h text:style-name="P10" text:outline-level="1"><text:bookmark-start text:name="__RefHeading___Toc2236_4178761632"/>Beispiele<text:bookmark-end text:name="__RefHeading___Toc2236_4178761632"/></text:h>
      <text:h text:style-name="P10" text:outline-level="1"><text:bookmark-start text:name="__RefHeading___Toc2238_4178761632"/>Quellcode<text:bookmark-end text:name="__RefHeading___Toc2238_4178761632"/></text:h>
      <text:p text:style-name="Text_20_body"/>
      <text:p text:style-name="P9"><text:span text:style-name="T3">class </text:span><text:span text:style-name="T4">TourPoint:</text:span><text:span text:style-name="T13"><text:line-break/></text:span><text:span text:style-name="T4"> <text:s text:c="3"/></text:span><text:span text:style-name="T3">def </text:span><text:span text:style-name="T5">__init__</text:span><text:span text:style-name="T4">(</text:span><text:span text:style-name="T6">self</text:span><text:span text:style-name="T4">, name: </text:span><text:span text:style-name="T7">str</text:span><text:span text:style-name="T4">, year: </text:span><text:span text:style-name="T7">int</text:span><text:span text:style-name="T4">, essential: </text:span><text:span text:style-name="T7">bool</text:span><text:span text:style-name="T4">, distance: </text:span><text:span text:style-name="T7">int</text:span><text:span text:style-name="T4">):</text:span><text:span text:style-name="T13"><text:line-break/></text:span><text:span text:style-name="T4"> <text:s text:c="7"/></text:span><text:span text:style-name="T6">self</text:span><text:span text:style-name="T4">.name = name</text:span><text:span text:style-name="T13"><text:line-break/></text:span><text:span text:style-name="T4"> <text:s text:c="7"/></text:span><text:span text:style-name="T6">self</text:span><text:span text:style-name="T4">.year = year</text:span><text:span text:style-name="T13"><text:line-break/></text:span><text:span text:style-name="T4"> <text:s text:c="7"/></text:span><text:span text:style-name="T6">self</text:span><text:span text:style-name="T4">.essential = essential</text:span><text:span text:style-name="T13"><text:line-break/></text:span><text:span text:style-name="T4"> <text:s text:c="7"/></text:span><text:span text:style-name="T6">self</text:span><text:span text:style-name="T4">.distance = distance</text:span><text:span text:style-name="T13"><text:line-break/><text:line-break/></text:span><text:span text:style-name="T4"> <text:s text:c="3"/></text:span><text:span text:style-name="T3">def </text:span><text:span text:style-name="T8">is_local_equ</text:span><text:span text:style-name="T4">(</text:span><text:span text:style-name="T6">self</text:span><text:span text:style-name="T4">, another: </text:span><text:span text:style-name="T9">'</text:span><text:span text:style-name="T10">TourPoint</text:span><text:span text:style-name="T9">'</text:span><text:span text:style-name="T4">):</text:span><text:span text:style-name="T13"><text:line-break/></text:span><text:span text:style-name="T4"> <text:s text:c="7"/></text:span><text:span text:style-name="T3">return </text:span><text:span text:style-name="T6">self</text:span><text:span text:style-name="T4">.name == another.name</text:span><text:span text:style-name="T13"><text:line-break/><text:line-break/></text:span><text:span text:style-name="T3">class </text:span><text:span text:style-name="T4">Tour:</text:span><text:span text:style-name="T13"><text:line-break/></text:span><text:span text:style-name="T4"> <text:s text:c="3"/></text:span><text:span text:style-name="T3">def </text:span><text:span text:style-name="T5">__init__</text:span><text:span text:style-name="T4">(</text:span><text:span text:style-name="T6">self</text:span><text:span text:style-name="T4">, path: </text:span><text:span text:style-name="T7">str</text:span><text:span text:style-name="T4">):</text:span><text:span text:style-name="T13"><text:line-break/></text:span><text:span text:style-name="T4"> <text:s text:c="7"/></text:span><text:span text:style-name="T3">with </text:span><text:span text:style-name="T7">open</text:span><text:span text:style-name="T4">(path, </text:span><text:span text:style-name="T9">'r'</text:span><text:span text:style-name="T4">) </text:span><text:span text:style-name="T3">as </text:span><text:span text:style-name="T4">reader:</text:span><text:span text:style-name="T13"><text:line-break/></text:span><text:span text:style-name="T4"> <text:s text:c="11"/></text:span><text:span text:style-name="T6">self</text:span><text:span text:style-name="T4">.m = </text:span><text:span text:style-name="T7">int</text:span><text:span text:style-name="T4">(reader.readline())</text:span><text:span text:style-name="T13"><text:line-break/></text:span><text:span text:style-name="T4"> <text:s text:c="11"/></text:span><text:span text:style-name="T6">self</text:span><text:span text:style-name="T4">.points = []</text:span><text:span text:style-name="T13"><text:line-break/></text:span><text:span text:style-name="T4"> <text:s text:c="11"/></text:span><text:span text:style-name="T6">self</text:span><text:span text:style-name="T4">.sequences: </text:span><text:span text:style-name="T7">list</text:span><text:span text:style-name="T4">[</text:span><text:span text:style-name="T7">list</text:span><text:span text:style-name="T4">[TourPoint]] = [[]]</text:span><text:span text:style-name="T13"><text:line-break/></text:span><text:span text:style-name="T4"> <text:s text:c="11"/></text:span><text:span text:style-name="T6">self</text:span><text:span text:style-name="T4">.distances: </text:span><text:span text:style-name="T7">dict</text:span><text:span text:style-name="T4">[</text:span><text:span text:style-name="T7">str</text:span><text:span text:style-name="T4">, </text:span><text:span text:style-name="T7">dict</text:span><text:span text:style-name="T4">[</text:span><text:span text:style-name="T7">str</text:span><text:span text:style-name="T4">, </text:span><text:span text:style-name="T7">int</text:span><text:span text:style-name="T4">]] = {}</text:span><text:span text:style-name="T13"><text:line-break/></text:span><text:span text:style-name="T4"> <text:s text:c="11"/></text:span><text:span text:style-name="T3">for </text:span><text:span text:style-name="T4">i </text:span><text:span text:style-name="T3">in </text:span><text:span text:style-name="T7">range</text:span><text:span text:style-name="T4">(</text:span><text:span text:style-name="T6">self</text:span><text:span text:style-name="T4">.m):</text:span><text:span text:style-name="T13"><text:line-break/></text:span><text:span text:style-name="T4"> <text:s text:c="15"/>args = reader.readline().split(</text:span><text:span text:style-name="T9">','</text:span><text:span text:style-name="T4">)</text:span><text:span text:style-name="T13"><text:line-break/></text:span><text:span text:style-name="T4"> <text:s text:c="15"/>name, year, essential, distance = args[</text:span><text:span text:style-name="T11">0</text:span><text:span text:style-name="T4">], </text:span><text:span text:style-name="T7">int</text:span><text:span text:style-name="T4">(args[</text:span><text:span text:style-name="T11">1</text:span><text:span text:style-name="T4">]), args[</text:span><text:span text:style-name="T11">2</text:span><text:span text:style-name="T4">] <text:tab/><text:tab/><text:tab/>== </text:span><text:span text:style-name="T9">'X'</text:span><text:span text:style-name="T4">, </text:span><text:span text:style-name="T7">int</text:span><text:span text:style-name="T4">(args[</text:span><text:span text:style-name="T11">3</text:span><text:span text:style-name="T4">])</text:span><text:span text:style-name="T13"><text:line-break/></text:span><text:span text:style-name="T4"> <text:s text:c="15"/>point = TourPoint(name, year, essential, distance)</text:span><text:span text:style-name="T13"><text:line-break/></text:span><text:span text:style-name="T4"> <text:s text:c="15"/></text:span><text:span text:style-name="T6">self</text:span><text:span text:style-name="T4">.sequences[</text:span><text:span text:style-name="T7">len</text:span><text:span text:style-name="T4">(</text:span><text:span text:style-name="T6">self</text:span><text:span text:style-name="T4">.sequences) - </text:span><text:span text:style-name="T11">1</text:span><text:span text:style-name="T4">].append(point)</text:span><text:span text:style-name="T13"><text:line-break/></text:span><text:span text:style-name="T4"> <text:s text:c="15"/></text:span><text:span text:style-name="T3">if </text:span><text:span text:style-name="T4">name </text:span><text:span text:style-name="T3">not in </text:span><text:span text:style-name="T6">self</text:span><text:span text:style-name="T4">.distances.keys():</text:span><text:span text:style-name="T13"><text:line-break/></text:span><text:span text:style-name="T4"> <text:s text:c="19"/></text:span><text:span text:style-name="T6">self</text:span><text:span text:style-name="T4">.distances[name] = {}</text:span><text:span text:style-name="T13"><text:line-break/></text:span><text:span text:style-name="T4"> <text:s text:c="15"/></text:span><text:span text:style-name="T3">if </text:span><text:span text:style-name="T4">i &gt; </text:span><text:span text:style-name="T11">0</text:span><text:span text:style-name="T4">:</text:span><text:span text:style-name="T13"><text:line-break/></text:span><text:span text:style-name="T4"> <text:s text:c="19"/>previous = </text:span><text:span text:style-name="T6">self</text:span><text:span text:style-name="T4">.points[i - </text:span><text:span text:style-name="T11">1</text:span><text:span text:style-name="T4">].name</text:span><text:span text:style-name="T13"><text:line-break/></text:span><text:span text:style-name="T4"> <text:s text:c="19"/>difference = distance - </text:span><text:span text:style-name="T6">self</text:span><text:span text:style-name="T4">.points[i - </text:span><text:span text:style-name="T11">1</text:span><text:span text:style-name="T4">].distance</text:span><text:span text:style-name="T13"><text:line-break/></text:span><text:span text:style-name="T4"> <text:s text:c="19"/></text:span><text:span text:style-name="T6">self</text:span><text:span text:style-name="T4">.distances[name][previous] = difference</text:span><text:span text:style-name="T13"><text:line-break/></text:span><text:span text:style-name="T4"> <text:s text:c="19"/></text:span><text:span text:style-name="T6">self</text:span><text:span text:style-name="T4">.distances[previous][name] = difference</text:span><text:span text:style-name="T13"><text:line-break/></text:span><text:span text:style-name="T4"> <text:s text:c="15"/></text:span><text:span text:style-name="T3">if </text:span><text:span text:style-name="T4">essential:</text:span><text:span text:style-name="T13"><text:line-break/></text:span><text:span text:style-name="T4"> <text:s text:c="19"/></text:span><text:span text:style-name="T6">self</text:span><text:span text:style-name="T4">.sequences.append([point])</text:span><text:span text:style-name="T13"><text:line-break/></text:span><text:span text:style-name="T4"> <text:s text:c="15"/></text:span><text:span text:style-name="T6">self</text:span><text:span text:style-name="T4">.points.append(point)</text:span><text:span text:style-name="T13"><text:line-break/><text:line-break/></text:span><text:span text:style-name="T4"> <text:s text:c="3"/></text:span><text:span text:style-name="T3">def </text:span><text:span text:style-name="T8">optimise</text:span><text:span text:style-name="T4">(</text:span><text:span text:style-name="T6">self</text:span><text:span text:style-name="T4">):</text:span><text:span text:style-name="T13"><text:line-break/></text:span><text:span text:style-name="T4"> <text:s text:c="7"/></text:span><text:span text:style-name="T6">self</text:span><text:span text:style-name="T4">.find_start()</text:span><text:span text:style-name="T13"><text:line-break/></text:span><text:span text:style-name="T4"> <text:s text:c="7"/></text:span><text:span text:style-name="T3">for </text:span><text:span text:style-name="T4">sequence </text:span><text:span text:style-name="T3">in </text:span><text:span text:style-name="T6">self</text:span><text:span text:style-name="T4">.sequences:</text:span><text:span text:style-name="T13"><text:line-break/></text:span><text:span text:style-name="T4"> <text:s text:c="11"/></text:span><text:span text:style-name="T6">self</text:span><text:span text:style-name="T4">.shorter(sequence)</text:span><text:span text:style-name="T13"><text:line-break/></text:span><text:span text:style-name="T4"> <text:s text:c="7"/></text:span><text:span text:style-name="T6">self</text:span><text:span text:style-name="T4">.reset_distances()</text:span><text:span text:style-name="T13"><text:line-break/><text:line-break/></text:span><text:span text:style-name="T4"> <text:s text:c="3"/></text:span><text:span text:style-name="T3">def </text:span><text:span text:style-name="T8">get_pairs</text:span><text:span text:style-name="T4">(</text:span><text:span text:style-name="T6">self</text:span><text:span text:style-name="T4">) -&gt; </text:span><text:span text:style-name="T7">list</text:span><text:span text:style-name="T4">[</text:span><text:span text:style-name="T7">tuple</text:span><text:span text:style-name="T4">[TourPoint, TourPoint]]:</text:span><text:span text:style-name="T13"><text:line-break/></text:span><text:span text:style-name="T4"> <text:s text:c="7"/>pairs = []</text:span><text:span text:style-name="T13"><text:line-break/></text:span><text:span text:style-name="T4"> <text:s text:c="7"/></text:span><text:span text:style-name="T3">for </text:span><text:span text:style-name="T4">i </text:span><text:span text:style-name="T3">in </text:span><text:span text:style-name="T6">self</text:span><text:span text:style-name="T4">.sequences[</text:span><text:span text:style-name="T11">0</text:span><text:span text:style-name="T4">]:</text:span><text:span text:style-name="T13"><text:line-break/></text:span><text:span text:style-name="T4"> <text:s text:c="11"/></text:span><text:span text:style-name="T3">for </text:span><text:span text:style-name="T4">j </text:span><text:span text:style-name="T3">in </text:span><text:span text:style-name="T6">self</text:span><text:span text:style-name="T4">.sequences[-</text:span><text:span text:style-name="T11">1</text:span><text:span text:style-name="T4">]:</text:span><text:span text:style-name="T13"><text:line-break/></text:span><text:span text:style-name="T4"> <text:s text:c="15"/></text:span><text:span text:style-name="T3">if </text:span><text:span text:style-name="T4">i.is_local_equ(j):</text:span><text:span text:style-name="T13"><text:line-break/></text:span><text:span text:style-name="T4"> <text:s text:c="19"/>pairs.append((i, j))</text:span><text:span text:style-name="T13"><text:line-break/></text:span><text:span text:style-name="T4"> <text:s text:c="7"/></text:span><text:span text:style-name="T3">if </text:span><text:span text:style-name="T7">len</text:span><text:span text:style-name="T4">(pairs) == </text:span><text:span text:style-name="T11">0</text:span><text:span text:style-name="T4">:</text:span><text:span text:style-name="T13"><text:line-break/></text:span><text:span text:style-name="T4"> <text:s text:c="11"/></text:span><text:span text:style-name="T3">raise </text:span><text:span text:style-name="T7">ValueError</text:span><text:span text:style-name="T4">(</text:span><text:span text:style-name="T9">"No pairs"</text:span><text:span text:style-name="T4">)</text:span><text:span text:style-name="T13"><text:line-break/></text:span><text:span text:style-name="T4"> <text:s text:c="7"/></text:span><text:span text:style-name="T3">return </text:span><text:span text:style-name="T4">pairs</text:span><text:span text:style-name="T13"><text:line-break/><text:line-break/></text:span><text:span text:style-name="T4"> <text:s text:c="3"/></text:span><text:span text:style-name="T3">def </text:span><text:span text:style-name="T8">find_start</text:span><text:span text:style-name="T4">(</text:span><text:span text:style-name="T6">self</text:span><text:span text:style-name="T4">) -&gt; </text:span><text:span text:style-name="T3">None</text:span><text:span text:style-name="T4">:</text:span><text:span text:style-name="T13"><text:line-break/></text:span><text:span text:style-name="T4"> <text:s text:c="7"/>pairs = </text:span><text:span text:style-name="T6">self</text:span><text:span text:style-name="T4">.get_pairs()</text:span><text:span text:style-name="T13"><text:line-break/></text:span><text:span text:style-name="T4"> <text:s text:c="7"/>index: </text:span><text:span text:style-name="T7">int </text:span><text:span text:style-name="T4">= ...</text:span><text:span text:style-name="T13"><text:line-break/></text:span><text:soft-page-break/><text:span text:style-name="T4"> <text:s text:c="7"/>distance: </text:span><text:span text:style-name="T7">int </text:span><text:span text:style-name="T4">= ...</text:span><text:span text:style-name="T13"><text:line-break/></text:span><text:span text:style-name="T4"> <text:s text:c="7"/></text:span><text:span text:style-name="T3">for </text:span><text:span text:style-name="T4">i </text:span><text:span text:style-name="T3">in </text:span><text:span text:style-name="T7">range</text:span><text:span text:style-name="T4">(</text:span><text:span text:style-name="T7">len</text:span><text:span text:style-name="T4">(pairs)):</text:span><text:span text:style-name="T13"><text:line-break/></text:span><text:span text:style-name="T4"> <text:s text:c="11"/>diff = pairs[i][</text:span><text:span text:style-name="T11">1</text:span><text:span text:style-name="T4">].distance - pairs[i][</text:span><text:span text:style-name="T11">0</text:span><text:span text:style-name="T4">].distance</text:span><text:span text:style-name="T13"><text:line-break/></text:span><text:span text:style-name="T4"> <text:s text:c="11"/></text:span><text:span text:style-name="T3">if </text:span><text:span text:style-name="T4">distance </text:span><text:span text:style-name="T3">is </text:span><text:span text:style-name="T7">Ellipsis </text:span><text:span text:style-name="T3">or </text:span><text:span text:style-name="T4">diff &lt; distance:</text:span><text:span text:style-name="T13"><text:line-break/></text:span><text:span text:style-name="T4"> <text:s text:c="15"/>distance = diff</text:span><text:span text:style-name="T13"><text:line-break/></text:span><text:span text:style-name="T4"> <text:s text:c="15"/>index = i</text:span><text:span text:style-name="T13"><text:line-break/></text:span><text:span text:style-name="T4"> <text:s text:c="7"/></text:span><text:span text:style-name="T3">if </text:span><text:span text:style-name="T4">index </text:span><text:span text:style-name="T3">is </text:span><text:span text:style-name="T7">Ellipsis</text:span><text:span text:style-name="T4">:</text:span><text:span text:style-name="T13"><text:line-break/></text:span><text:span text:style-name="T4"> <text:s text:c="11"/></text:span><text:span text:style-name="T3">raise </text:span><text:span text:style-name="T7">IndexError</text:span><text:span text:style-name="T4">(</text:span><text:span text:style-name="T9">"Index is Ellipsis"</text:span><text:span text:style-name="T4">)</text:span><text:span text:style-name="T13"><text:line-break/></text:span><text:span text:style-name="T4"> <text:s text:c="7"/></text:span><text:span text:style-name="T7">print</text:span><text:span text:style-name="T4">(pairs[index])</text:span><text:span text:style-name="T13"><text:line-break/></text:span><text:span text:style-name="T4"> <text:s text:c="7"/></text:span><text:span text:style-name="T3">for </text:span><text:span text:style-name="T4">v </text:span><text:span text:style-name="T3">in </text:span><text:span text:style-name="T6">self</text:span><text:span text:style-name="T4">.sequences[</text:span><text:span text:style-name="T11">0</text:span><text:span text:style-name="T4">][:</text:span><text:span text:style-name="T6">self</text:span><text:span text:style-name="T4">.sequences[</text:span><text:span text:style-name="T11">0</text:span><text:span text:style-name="T4">].index(pairs[index][</text:span><text:span text:style-name="T11">0</text:span><text:span text:style-name="T4">])]:</text:span><text:span text:style-name="T13"><text:line-break/></text:span><text:span text:style-name="T4"> <text:s text:c="11"/></text:span><text:span text:style-name="T3">if </text:span><text:span text:style-name="T4">v </text:span><text:span text:style-name="T3">in </text:span><text:span text:style-name="T6">self</text:span><text:span text:style-name="T4">.points:</text:span><text:span text:style-name="T13"><text:line-break/></text:span><text:span text:style-name="T4"> <text:s text:c="15"/></text:span><text:span text:style-name="T6">self</text:span><text:span text:style-name="T4">.points.remove(v)</text:span><text:span text:style-name="T13"><text:line-break/></text:span><text:span text:style-name="T4"> <text:s text:c="7"/></text:span><text:span text:style-name="T3">for </text:span><text:span text:style-name="T4">v </text:span><text:span text:style-name="T3">in </text:span><text:span text:style-name="T6">self</text:span><text:span text:style-name="T4">.sequences[-</text:span><text:span text:style-name="T11">1</text:span><text:span text:style-name="T4">][</text:span><text:span text:style-name="T6">self</text:span><text:span text:style-name="T4">.sequences[-</text:span><text:span text:style-name="T11">1</text:span><text:span text:style-name="T4">].index(pairs[index][</text:span><text:span text:style-name="T11">1</text:span><text:span text:style-name="T4">])<text:tab/><text:tab/>+</text:span><text:span text:style-name="T11">1</text:span><text:span text:style-name="T4">:]:</text:span><text:span text:style-name="T13"><text:line-break/></text:span><text:span text:style-name="T4"> <text:s text:c="11"/></text:span><text:span text:style-name="T3">if </text:span><text:span text:style-name="T4">v </text:span><text:span text:style-name="T3">in </text:span><text:span text:style-name="T6">self</text:span><text:span text:style-name="T4">.points:</text:span><text:span text:style-name="T13"><text:line-break/></text:span><text:span text:style-name="T4"> <text:s text:c="15"/></text:span><text:span text:style-name="T6">self</text:span><text:span text:style-name="T4">.points.remove(v)</text:span><text:span text:style-name="T13"><text:line-break/><text:line-break/></text:span><text:span text:style-name="T4"> <text:s text:c="3"/></text:span><text:span text:style-name="T3">def </text:span><text:span text:style-name="T8">shorter</text:span><text:span text:style-name="T4">(</text:span><text:span text:style-name="T6">self</text:span><text:span text:style-name="T4">, sequence: </text:span><text:span text:style-name="T7">list</text:span><text:span text:style-name="T4">[TourPoint]):</text:span><text:span text:style-name="T13"><text:line-break/></text:span><text:span text:style-name="T4"> <text:s text:c="7"/>size = </text:span><text:span text:style-name="T7">len</text:span><text:span text:style-name="T4">(sequence)</text:span><text:span text:style-name="T13"><text:line-break/></text:span><text:span text:style-name="T4"> <text:s text:c="7"/></text:span><text:span text:style-name="T3">for </text:span><text:span text:style-name="T4">i </text:span><text:span text:style-name="T3">in </text:span><text:span text:style-name="T7">range</text:span><text:span text:style-name="T4">(</text:span><text:span text:style-name="T11">0</text:span><text:span text:style-name="T4">, size, </text:span><text:span text:style-name="T11">1</text:span><text:span text:style-name="T4">):</text:span><text:span text:style-name="T13"><text:line-break/></text:span><text:span text:style-name="T4"> <text:s text:c="11"/></text:span><text:span text:style-name="T3">if </text:span><text:span text:style-name="T4">sequence[i] </text:span><text:span text:style-name="T3">in </text:span><text:span text:style-name="T6">self</text:span><text:span text:style-name="T4">.points:</text:span><text:span text:style-name="T13"><text:line-break/></text:span><text:span text:style-name="T4"> <text:s text:c="15"/></text:span><text:span text:style-name="T3">for </text:span><text:span text:style-name="T4">j </text:span><text:span text:style-name="T3">in </text:span><text:span text:style-name="T7">range</text:span><text:span text:style-name="T4">(i + </text:span><text:span text:style-name="T11">1</text:span><text:span text:style-name="T4">, size, </text:span><text:span text:style-name="T11">1</text:span><text:span text:style-name="T4">):</text:span><text:span text:style-name="T13"><text:line-break/></text:span><text:span text:style-name="T4"> <text:s text:c="19"/></text:span><text:span text:style-name="T3">if </text:span><text:span text:style-name="T4">sequence[j] </text:span><text:span text:style-name="T3">in </text:span><text:span text:style-name="T6">self</text:span><text:span text:style-name="T4">.points </text:span><text:span text:style-name="T3">and <text:tab/><text:tab/><text:tab/><text:tab/><text:tab/><text:tab/><text:tab/><text:tab/></text:span><text:span text:style-name="T6">self</text:span><text:span text:style-name="T4">.are_connected(sequence[i], sequence[j]):</text:span><text:span text:style-name="T13"><text:line-break/></text:span><text:span text:style-name="T4"> <text:s text:c="23"/></text:span><text:span text:style-name="T3">for </text:span><text:span text:style-name="T4">e </text:span><text:span text:style-name="T3">in </text:span><text:span text:style-name="T4">sequence[i+</text:span><text:span text:style-name="T11">1</text:span><text:span text:style-name="T4">:j]:</text:span><text:span text:style-name="T13"><text:line-break/></text:span><text:span text:style-name="T4"> <text:s text:c="27"/></text:span><text:span text:style-name="T3">if </text:span><text:span text:style-name="T4">e </text:span><text:span text:style-name="T3">in </text:span><text:span text:style-name="T6">self</text:span><text:span text:style-name="T4">.points:</text:span><text:span text:style-name="T13"><text:line-break/></text:span><text:span text:style-name="T4"> <text:s text:c="31"/></text:span><text:span text:style-name="T6">self</text:span><text:span text:style-name="T4">.points.remove(e)</text:span><text:span text:style-name="T13"><text:line-break/><text:line-break/></text:span><text:span text:style-name="T4"> <text:s text:c="3"/></text:span><text:span text:style-name="T3">def </text:span><text:span text:style-name="T8">are_connected</text:span><text:span text:style-name="T4">(</text:span><text:span text:style-name="T6">self</text:span><text:span text:style-name="T4">, left: TourPoint, right: TourPoint) -&gt; </text:span><text:span text:style-name="T7">bool</text:span><text:span text:style-name="T4">:</text:span><text:span text:style-name="T13"><text:line-break/></text:span><text:span text:style-name="T4"> <text:s text:c="7"/></text:span><text:span text:style-name="T3">if </text:span><text:span text:style-name="T4">left.is_local_equ(right):</text:span><text:span text:style-name="T13"><text:line-break/></text:span><text:span text:style-name="T4"> <text:s text:c="11"/></text:span><text:span text:style-name="T3">return True</text:span><text:span text:style-name="T13"><text:line-break/></text:span><text:span text:style-name="T3"> <text:s text:c="7"/>return </text:span><text:span text:style-name="T4">left.name </text:span><text:span text:style-name="T3">in </text:span><text:span text:style-name="T6">self</text:span><text:span text:style-name="T4">.distances[right.name].keys()</text:span><text:span text:style-name="T13"><text:line-break/><text:line-break/></text:span><text:span text:style-name="T4"> <text:s text:c="3"/></text:span><text:span text:style-name="T3">def </text:span><text:span text:style-name="T8">get_distance</text:span><text:span text:style-name="T4">(</text:span><text:span text:style-name="T6">self</text:span><text:span text:style-name="T4">, left: TourPoint, right: TourPoint) -&gt; </text:span><text:span text:style-name="T7">int</text:span><text:span text:style-name="T4">:</text:span><text:span text:style-name="T13"><text:line-break/></text:span><text:span text:style-name="T4"> <text:s text:c="7"/></text:span><text:span text:style-name="T3">if </text:span><text:span text:style-name="T4">left.is_local_equ(right):</text:span><text:span text:style-name="T13"><text:line-break/></text:span><text:span text:style-name="T4"> <text:s text:c="11"/></text:span><text:span text:style-name="T3">return </text:span><text:span text:style-name="T11">0</text:span><text:span text:style-name="T13"><text:line-break/></text:span><text:span text:style-name="T11"> <text:s text:c="7"/></text:span><text:span text:style-name="T3">try</text:span><text:span text:style-name="T4">:</text:span><text:span text:style-name="T13"><text:line-break/></text:span><text:span text:style-name="T4"> <text:s text:c="11"/></text:span><text:span text:style-name="T3">return </text:span><text:span text:style-name="T6">self</text:span><text:span text:style-name="T4">.distances[left.name][right.name]</text:span><text:span text:style-name="T13"><text:line-break/></text:span><text:span text:style-name="T4"> <text:s text:c="7"/></text:span><text:span text:style-name="T3">except </text:span><text:span text:style-name="T7">KeyError</text:span><text:span text:style-name="T4">:</text:span><text:span text:style-name="T13"><text:line-break/></text:span><text:span text:style-name="T4"> <text:s text:c="11"/></text:span><text:span text:style-name="T3">raise </text:span><text:span text:style-name="T7">ValueError</text:span><text:span text:style-name="T4">(</text:span><text:span text:style-name="T9">f"</text:span><text:span text:style-name="T3">{</text:span><text:span text:style-name="T4">left</text:span><text:span text:style-name="T3">}</text:span><text:span text:style-name="T9"> &lt;-&gt; </text:span><text:span text:style-name="T3">{</text:span><text:span text:style-name="T4">right</text:span><text:span text:style-name="T3">}</text:span><text:span text:style-name="T9"> (</text:span><text:span text:style-name="T3">{</text:span><text:span text:style-name="T6">self</text:span><text:span text:style-name="T4">.are_connected(left, <text:tab/><text:tab/>right)</text:span><text:span text:style-name="T3">}</text:span><text:span text:style-name="T9">)"</text:span><text:span text:style-name="T4">)</text:span><text:span text:style-name="T13"><text:line-break/><text:line-break/></text:span><text:span text:style-name="T4"> <text:s text:c="3"/></text:span><text:span text:style-name="T3">def </text:span><text:span text:style-name="T8">reset_distances</text:span><text:span text:style-name="T4">(</text:span><text:span text:style-name="T6">self</text:span><text:span text:style-name="T4">):</text:span><text:span text:style-name="T13"><text:line-break/></text:span><text:span text:style-name="T4"> <text:s text:c="7"/></text:span><text:span text:style-name="T6">self</text:span><text:span text:style-name="T4">.points[</text:span><text:span text:style-name="T11">0</text:span><text:span text:style-name="T4">].distance = </text:span><text:span text:style-name="T11">0</text:span><text:span text:style-name="T13"><text:line-break/></text:span><text:span text:style-name="T11"> <text:s text:c="7"/></text:span><text:span text:style-name="T3">for </text:span><text:span text:style-name="T4">i </text:span><text:span text:style-name="T3">in </text:span><text:span text:style-name="T7">range</text:span><text:span text:style-name="T4">(</text:span><text:span text:style-name="T11">1</text:span><text:span text:style-name="T4">, </text:span><text:span text:style-name="T7">len</text:span><text:span text:style-name="T4">(</text:span><text:span text:style-name="T6">self</text:span><text:span text:style-name="T4">.points)):</text:span><text:span text:style-name="T13"><text:line-break/></text:span><text:span text:style-name="T4"> <text:s text:c="11"/></text:span><text:span text:style-name="T6">self</text:span><text:span text:style-name="T4">.points[i].distance = </text:span><text:span text:style-name="T6">self</text:span><text:span text:style-name="T4">.points[i-</text:span><text:span text:style-name="T11">1</text:span><text:span text:style-name="T4">].distance + <text:tab/><text:tab/><text:tab/><text:tab/></text:span><text:span text:style-name="T6">self</text:span><text:span text:style-name="T4">.get_distance(</text:span><text:span text:style-name="T6">self</text:span><text:span text:style-name="T4">.points[i-</text:span><text:span text:style-name="T11">1</text:span><text:span text:style-name="T4">], </text:span><text:span text:style-name="T6">self</text:span><text:span text:style-name="T4">.points[i])</text:span><text:line-break/></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FreeMono" svg:font-family="FreeMono"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1965in" fo:margin-right="0in" fo:hyphenation-ladder-count="no-limit"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1665in" fo:margin-bottom="0.0835in"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269968"/>
    </style:style>
    <style:style style:name="MT1" style:family="text">
      <style:text-properties officeooo:rsid="00269968"/>
    </style:style>
    <style:style style:name="MT2" style:family="text">
      <style:text-properties officeooo:rsid="001fbed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5: Stadtführung</text:reference-ref><text:tab/><text:tab/><text:span text:style-name="MT1">Team</text:span><text:span text:style-name="MT2">-ID: </text:span><text:span text:style-name="MT1">00879</text:span></text:p>
      </style:header>
      <style:header-first>
        <text:p text:style-name="Header"/>
      </style:header-first>
      <style:footer>
        <text:p text:style-name="Footer"><text:tab/><text:page-number text:select-page="current">3</text:page-number>/<text:page-count>3</text:page-count></text:p>
      </style:footer>
      <style:footer-first>
        <text:p text:style-name="Footer"><text:tab/><text:page-number text:select-page="current">1</text:page-number>/<text:page-count>3</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6T10:13:36.053515909</meta:creation-date>
    <meta:editing-duration>PT3H21M3S</meta:editing-duration>
    <meta:editing-cycles>5</meta:editing-cycles>
    <meta:generator>LibreOffice/7.3.7.2$Linux_X86_64 LibreOffice_project/30$Build-2</meta:generator>
    <dc:date>2023-11-18T10:40:40.705124406</dc:date>
    <meta:document-statistic meta:table-count="0" meta:image-count="0" meta:object-count="0" meta:page-count="3" meta:paragraph-count="21" meta:word-count="585" meta:character-count="5630" meta:non-whitespace-character-count="4059"/>
  </office:meta>
</office:document-meta>
</file>